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F" svg:font-family="" style:font-family-generic="roman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ro1" style:family="table-row">
      <style:table-row-properties style:row-height="4.022cm" fo:break-before="auto" style:use-optimal-row-height="false"/>
    </style:style>
    <style:style style:name="ro2" style:family="table-row">
      <style:table-row-properties style:row-height="2.505cm" fo:break-before="auto" style:use-optimal-row-height="false"/>
    </style:style>
    <style:style style:name="ro3" style:family="table-row">
      <style:table-row-properties style:row-height="3.528cm" fo:break-before="auto" style:use-optimal-row-height="false"/>
    </style:style>
    <style:style style:name="ro4" style:family="table-row">
      <style:table-row-properties style:row-height="2.011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 style:data-style-name="N121">
      <style:table-cell-properties fo:background-color="#eeeeee" fo:wrap-option="wrap" style:vertical-align="bottom"/>
    </style:style>
    <style:style style:name="ce3" style:family="table-cell" style:parent-style-name="Default">
      <style:table-cell-properties fo:background-color="#eeeeee" fo:wrap-option="wrap" style:vertical-align="bottom"/>
    </style:style>
    <style:style style:name="ce4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DejaVu Sans Condensed" style:font-size-complex="6.80000019073486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orodateur</text:p>
          </table:table-cell>
          <table:table-cell table:style-name="ce1" office:value-type="string">
            <text:p>Quel âge avez-vous ?</text:p>
          </table:table-cell>
          <table:table-cell table:style-name="ce1" office:value-type="string">
            <text:p>Sexe ?</text:p>
          </table:table-cell>
          <table:table-cell table:style-name="ce1" office:value-type="string">
            <text:p>Téléchargez vous du contenu culturel (Films, musiques, jeux vidéos, livres élctroniques...) <text:s/>sur internet ?</text:p>
          </table:table-cell>
          <table:table-cell table:style-name="ce1" office:value-type="string">
            <text:p>Téléchagez vous du contenu culturel illégalement ?</text:p>
          </table:table-cell>
          <table:table-cell table:style-name="ce1" office:value-type="string">
            <text:p>Téléchargez vous souvent sur internet ?</text:p>
          </table:table-cell>
          <table:table-cell table:style-name="ce1" office:value-type="string">
            <text:p>Quel type de contenu téléchargez vous ?</text:p>
          </table:table-cell>
          <table:table-cell table:style-name="ce1" office:value-type="string">
            <text:p>Pourquoi téléchargez vous ?</text:p>
          </table:table-cell>
          <table:table-cell table:style-name="ce1" office:value-type="string">
            <text:p>Avez vous confiance dans l'achat en ligne?</text:p>
          </table:table-cell>
          <table:table-cell table:style-name="ce1" office:value-type="string">
            <text:p>Vos habitudes d'achat dans les magasins ont elles changé depuis que vous téléchargez ?</text:p>
          </table:table-cell>
          <table:table-cell table:style-name="ce1" office:value-type="string">
            <text:p>Pensez vous que l'achat par internet va supplanter l'achat en magasin ?</text:p>
          </table:table-cell>
          <table:table-cell table:style-name="ce1" office:value-type="string">
            <text:p>Avez vous déjà changé de fournisseur d'accès à internet pour améliorer vos téléchargements ?</text:p>
          </table:table-cell>
          <table:table-cell table:style-name="ce1" office:value-type="string">
            <text:p>Quelle est votre débit internet ?</text:p>
          </table:table-cell>
          <table:table-cell table:style-name="ce1" office:value-type="string">
            <text:p>Quel type de téléchargement utilisez vous ?</text:p>
          </table:table-cell>
          <table:table-cell table:style-name="ce1" office:value-type="string">
            <text:p>Pensez vous que le streaming gratuit est illégal ?</text:p>
          </table:table-cell>
          <table:table-cell table:style-name="ce1" office:value-type="string">
            <text:p>Utilisez vous des services payants pour télécharger du contenu culturel ?</text:p>
          </table:table-cell>
          <table:table-cell table:style-name="ce1" office:value-type="string">
            <text:p>Pensez vous que le prix des contenus culturels incite au téléchargement illégal ?</text:p>
          </table:table-cell>
          <table:table-cell table:style-name="ce1" office:value-type="string">
            <text:p>Connaissez vous les lois qui existent pour lutter contre le téléchargement illégal ?</text:p>
          </table:table-cell>
          <table:table-cell table:style-name="ce1" office:value-type="string">
            <text:p>Quelle est votre opinion sur ces lois ?</text:p>
          </table:table-cell>
          <table:table-cell table:number-columns-repeated="1005"/>
        </table:table-row>
        <table:table-row table:style-name="ro2">
          <table:table-cell table:style-name="ce2" office:value-type="float" office:value="40926.7218402778">
            <text:p>1/18/2012 17:19:27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, Musique, Jeux vidéo, Logiciels</text:p>
          </table:table-cell>
          <table:table-cell table:style-name="ce3" office:value-type="string">
            <text:p>Le prix, La simplicité d'accès a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Oui, j'achète moins souvent dans les magasins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10-20Mb (1.2Mo-2.4Mo)</text:p>
          </table:table-cell>
          <table:table-cell table:style-name="ce3" office:value-type="string">
            <text:p>Téléchargement direct (Megaupload, Rapidshare...), Streaming</text:p>
          </table:table-cell>
          <table:table-cell table:style-name="ce3" office:value-type="string">
            <text:p>Ça dépend d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Oui, mais pas seulement</text:p>
          </table:table-cell>
          <table:table-cell table:style-name="ce3" office:value-type="string">
            <text:p>Oui très bien</text:p>
          </table:table-cell>
          <table:table-cell table:style-name="ce3" office:value-type="string">
            <text:p>Trop sévère, Inutile, Liberticide</text:p>
          </table:table-cell>
          <table:table-cell table:number-columns-repeated="1005"/>
        </table:table-row>
        <table:table-row table:style-name="ro3">
          <table:table-cell table:style-name="ce2" office:value-type="float" office:value="40926.8083680556">
            <text:p>1/18/2012 19:24:03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, Musique, Logiciels</text:p>
          </table:table-cell>
          <table:table-cell table:style-name="ce3" office:value-type="string">
            <text:p>Payer directement l'artiste, Avoir un plus large choix, Le prix, La simplicité d'accès a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Oui, j'achète moins souvent dans les magasins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&gt;20Mb (&gt;2.4Mo)</text:p>
          </table:table-cell>
          <table:table-cell table:style-name="ce3" office:value-type="string">
            <text:p>Torrent, Téléchargement direct (Megaupload, Rapidshare...)</text:p>
          </table:table-cell>
          <table:table-cell table:style-name="ce3" office:value-type="string">
            <text:p>Les deux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Oui, mais pas seulement</text:p>
          </table:table-cell>
          <table:table-cell table:style-name="ce3" office:value-type="string">
            <text:p>Oui très bien</text:p>
          </table:table-cell>
          <table:table-cell table:style-name="ce3" office:value-type="string">
            <text:p>Trop sévère, Inutile, Liberticide</text:p>
          </table:table-cell>
          <table:table-cell table:number-columns-repeated="1005"/>
        </table:table-row>
        <table:table-row table:style-name="ro2">
          <table:table-cell table:style-name="ce2" office:value-type="float" office:value="40926.8530902778">
            <text:p>1/18/2012 20:28:27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, Musique, Jeux vidéo, Livres électroniques, Logiciels</text:p>
          </table:table-cell>
          <table:table-cell table:style-name="ce3" office:value-type="string">
            <text:p>Avoir un plus large choix, Le prix, La simplicité d'accès au contenu</text:p>
          </table:table-cell>
          <table:table-cell table:style-name="ce3" office:value-type="string">
            <text:p>Non mais je l'utilise quand même.</text:p>
          </table:table-cell>
          <table:table-cell table:style-name="ce3" office:value-type="string">
            <text:p>Oui, j'achète moins souvent dans les magasins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1-10Mb (120Ko-1.2Mo)</text:p>
          </table:table-cell>
          <table:table-cell table:style-name="ce3" office:value-type="string">
            <text:p>Téléchargement direct (Megaupload, Rapidshare...), Streaming</text:p>
          </table:table-cell>
          <table:table-cell table:style-name="ce3" office:value-type="string">
            <text:p>Les deux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, mais pas seulement</text:p>
          </table:table-cell>
          <table:table-cell table:style-name="ce3" office:value-type="string">
            <text:p>Oui très bien</text:p>
          </table:table-cell>
          <table:table-cell table:style-name="ce3" office:value-type="string">
            <text:p>Inutile, Liberticide</text:p>
          </table:table-cell>
          <table:table-cell table:number-columns-repeated="1005"/>
        </table:table-row>
        <table:table-row table:style-name="ro2">
          <table:table-cell table:style-name="ce2" office:value-type="float" office:value="40927.6510069445">
            <text:p>1/19/2012 15:37:27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F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, Musique</text:p>
          </table:table-cell>
          <table:table-cell table:style-name="ce3" office:value-type="string">
            <text:p>Avoir un plus large choix, Le prix, La simplicité d'accès au contenu</text:p>
          </table:table-cell>
          <table:table-cell table:style-name="ce3" office:value-type="string">
            <text:p>Non mais je l'utilise quand même.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&lt;1Mb (&lt;120Ko)</text:p>
          </table:table-cell>
          <table:table-cell table:style-name="ce3" office:value-type="string">
            <text:p>Téléchargement direct (Megaupload, Rapidshare...), Streaming</text:p>
          </table:table-cell>
          <table:table-cell table:style-name="ce3" office:value-type="string">
            <text:p>Les deux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Pas du tout</text:p>
          </table:table-cell>
          <table:table-cell table:style-name="ce3" office:value-type="string">
            <text:p>Je ne sais pas</text:p>
          </table:table-cell>
          <table:table-cell table:number-columns-repeated="1005"/>
        </table:table-row>
        <table:table-row table:style-name="ro3">
          <table:table-cell table:style-name="ce2" office:value-type="float" office:value="40927.3503240741">
            <text:p>1/19/2012 8:24:28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F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Un peu chaque mois</text:p>
          </table:table-cell>
          <table:table-cell table:style-name="ce3" office:value-type="string">
            <text:p>Musique, Logiciels</text:p>
          </table:table-cell>
          <table:table-cell table:style-name="ce3" office:value-type="string">
            <text:p>La simplicité d'accès au contenu</text:p>
          </table:table-cell>
          <table:table-cell table:style-name="ce3" office:value-type="string">
            <text:p>Non mais je l'utilise quand même.</text:p>
          </table:table-cell>
          <table:table-cell table:style-name="ce3" office:value-type="string">
            <text:p>Oui, j'achète moins souvent dans les magasins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10-20Mb (1.2Mo-2.4Mo)</text:p>
          </table:table-cell>
          <table:table-cell table:style-name="ce3" office:value-type="string">
            <text:p>Peer to Peer torrent exclu (emule, etc...), Téléchargement direct (Megaupload, Rapidshare...)</text:p>
          </table:table-cell>
          <table:table-cell table:style-name="ce3" office:value-type="string">
            <text:p>Ça dépend d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Oui, mais pas seulement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Inutile</text:p>
          </table:table-cell>
          <table:table-cell table:number-columns-repeated="1005"/>
        </table:table-row>
        <table:table-row table:style-name="ro4">
          <table:table-cell table:style-name="ce2" office:value-type="float" office:value="40927.4661805556">
            <text:p>1/19/2012 11:11:18</text:p>
          </table:table-cell>
          <table:table-cell table:style-name="ce3" office:value-type="float" office:value="47">
            <text:p>47</text:p>
          </table:table-cell>
          <table:table-cell table:style-name="ce3" office:value-type="string">
            <text:p>H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</text:p>
          </table:table-cell>
          <table:table-cell table:style-name="ce3" office:value-type="string">
            <text:p>La simplicité d'accès au contenu</text:p>
          </table:table-cell>
          <table:table-cell table:style-name="ce3" office:value-type="string">
            <text:p>Non mais je l'utilise quand même.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Peut-être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1-10Mb (120Ko-1.2Mo)</text:p>
          </table:table-cell>
          <table:table-cell table:style-name="ce3" office:value-type="string">
            <text:p>Téléchargement direct (Megaupload, Rapidshare...)</text:p>
          </table:table-cell>
          <table:table-cell table:style-name="ce3" office:value-type="string">
            <text:p>Ça dépend du site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Trop sévère</text:p>
          </table:table-cell>
          <table:table-cell table:number-columns-repeated="1005"/>
        </table:table-row>
        <table:table-row table:style-name="ro3">
          <table:table-cell table:style-name="ce2" office:value-type="float" office:value="40927.6239351852">
            <text:p>1/19/2012 14:58:28</text:p>
          </table:table-cell>
          <table:table-cell table:style-name="ce3" office:value-type="float" office:value="36">
            <text:p>36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Tous les jours</text:p>
          </table:table-cell>
          <table:table-cell table:style-name="ce3" office:value-type="string">
            <text:p>Film, Musique, Jeux vidéo, Livres électroniques, Logiciels</text:p>
          </table:table-cell>
          <table:table-cell table:style-name="ce3" office:value-type="string">
            <text:p>Payer directement l'artiste, Avoir un plus large choix, Le prix, La simplicité d'accès au contenu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, j'achète moins souvent dans les magasins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1-10Mb (120Ko-1.2Mo)</text:p>
          </table:table-cell>
          <table:table-cell table:style-name="ce3" office:value-type="string">
            <text:p>Torrent, Téléchargement direct (Megaupload, Rapidshare...), Streaming</text:p>
          </table:table-cell>
          <table:table-cell table:style-name="ce3" office:value-type="string">
            <text:p>Ça dépend du contenu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Inutile</text:p>
          </table:table-cell>
          <table:table-cell table:number-columns-repeated="1005"/>
        </table:table-row>
        <table:table-row table:style-name="ro1">
          <table:table-cell table:style-name="ce2" office:value-type="float" office:value="40926.8323148148">
            <text:p>1/18/2012 19:58:32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F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Tous les jours</text:p>
          </table:table-cell>
          <table:table-cell table:style-name="ce3" office:value-type="string">
            <text:p>Film, Musique, Logiciels</text:p>
          </table:table-cell>
          <table:table-cell table:style-name="ce3" office:value-type="string">
            <text:p>Avoir un plus large choix, Le prix, La simplicité d'accès au contenu, la gratuité pour les téléchargements illégaux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Oui, j'achète moins souvent dans les magasins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10-20Mb (1.2Mo-2.4Mo)</text:p>
          </table:table-cell>
          <table:table-cell table:style-name="ce3" office:value-type="string">
            <text:p>Téléchargement direct (Megaupload, Rapidshare...), Streaming</text:p>
          </table:table-cell>
          <table:table-cell table:style-name="ce3" office:value-type="string">
            <text:p>Ça dépend d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Oui, mais pas seulement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Inutile</text:p>
          </table:table-cell>
          <table:table-cell table:number-columns-repeated="1005"/>
        </table:table-row>
        <table:table-row table:style-name="ro4">
          <table:table-cell table:style-name="ce2" office:value-type="float" office:value="40927.8684490741">
            <text:p>1/19/2012 20:50:34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F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</text:p>
          </table:table-cell>
          <table:table-cell table:style-name="ce3" office:value-type="string">
            <text:p>Avoir un plus large choix, La simplicité d'accès a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1-10MB (120Ko-1.2Mo)</text:p>
          </table:table-cell>
          <table:table-cell table:style-name="ce3" office:value-type="string">
            <text:p>Téléchargement direct (Megaupload, Rapidshare...)</text:p>
          </table:table-cell>
          <table:table-cell table:style-name="ce3" office:value-type="string">
            <text:p>Oui</text:p>
          </table:table-cell>
          <table:table-cell table:number-columns-repeated="2" table:style-name="ce3" office:value-type="string">
            <text:p>Non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Je ne sais pas</text:p>
          </table:table-cell>
          <table:table-cell table:number-columns-repeated="1005"/>
        </table:table-row>
        <table:table-row table:style-name="ro2">
          <table:table-cell table:style-name="ce2" office:value-type="float" office:value="40927.8704282407">
            <text:p>1/19/2012 20:53:25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F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, Musique</text:p>
          </table:table-cell>
          <table:table-cell table:style-name="ce3" office:value-type="string">
            <text:p>Le prix, La simplicité d'accès a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Oui, j'achète moins souvent dans les magasins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1-10MB (120Ko-1.2Mo)</text:p>
          </table:table-cell>
          <table:table-cell table:style-name="ce3" office:value-type="string">
            <text:p>Téléchargement direct (Megaupload, Rapidshare...), Streaming</text:p>
          </table:table-cell>
          <table:table-cell table:number-columns-repeated="3" table:style-name="ce3" office:value-type="string">
            <text:p>Non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Je ne sais pas</text:p>
          </table:table-cell>
          <table:table-cell table:number-columns-repeated="1005"/>
        </table:table-row>
        <table:table-row table:style-name="ro2">
          <table:table-cell table:style-name="ce2" office:value-type="float" office:value="40927.8719328704">
            <text:p>1/19/2012 20:55:35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, Musique, Jeux vidéo, Logiciels</text:p>
          </table:table-cell>
          <table:table-cell table:style-name="ce3" office:value-type="string">
            <text:p>Avoir un plus large choix, Le prix, La simplicité d'accès a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1-10MB (120Ko-1.2Mo)</text:p>
          </table:table-cell>
          <table:table-cell table:style-name="ce3" office:value-type="string">
            <text:p>Téléchargement direct (Megaupload, Rapidshare...)</text:p>
          </table:table-cell>
          <table:table-cell table:style-name="ce3" office:value-type="string">
            <text:p>Ça dépend du contenu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, mais pas seulement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Inutile</text:p>
          </table:table-cell>
          <table:table-cell table:number-columns-repeated="1005"/>
        </table:table-row>
        <table:table-row table:style-name="ro2">
          <table:table-cell table:style-name="ce2" office:value-type="float" office:value="40927.8721875">
            <text:p>1/19/2012 20:55:57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, Musique, Jeux vidéo, Logiciels</text:p>
          </table:table-cell>
          <table:table-cell table:style-name="ce3" office:value-type="string">
            <text:p>Avoir un plus large choix, Le prix, La simplicité d'accès a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1-10MB (120Ko-1.2Mo)</text:p>
          </table:table-cell>
          <table:table-cell table:style-name="ce3" office:value-type="string">
            <text:p>Téléchargement direct (Megaupload, Rapidshare...)</text:p>
          </table:table-cell>
          <table:table-cell table:style-name="ce3" office:value-type="string">
            <text:p>Ça dépend du contenu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, mais pas seulement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Inutile</text:p>
          </table:table-cell>
          <table:table-cell table:number-columns-repeated="1005"/>
        </table:table-row>
        <table:table-row table:style-name="ro3">
          <table:table-cell table:style-name="ce2" office:value-type="float" office:value="40927.8995023148">
            <text:p>1/19/2012 21:35:17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année</text:p>
          </table:table-cell>
          <table:table-cell table:style-name="ce3" office:value-type="string">
            <text:p>Film, Musique</text:p>
          </table:table-cell>
          <table:table-cell table:style-name="ce3" office:value-type="string">
            <text:p>La simplicité d'accès au contenu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&gt;20Mb (&gt;2.4Mo)</text:p>
          </table:table-cell>
          <table:table-cell table:style-name="ce3" office:value-type="string">
            <text:p>Peer to Peer torrent exclu (emule, etc...), Téléchargement direct (Megaupload, Rapidshare...)</text:p>
          </table:table-cell>
          <table:table-cell table:number-columns-repeated="2" table:style-name="ce3" office:value-type="string">
            <text:p>Non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Juste</text:p>
          </table:table-cell>
          <table:table-cell table:number-columns-repeated="1005"/>
        </table:table-row>
        <table:table-row table:style-name="ro4">
          <table:table-cell table:style-name="ce2" office:value-type="float" office:value="40928.8645833333">
            <text:p>1/20/2012 20:45:00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F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mois</text:p>
          </table:table-cell>
          <table:table-cell table:style-name="ce3" office:value-type="string">
            <text:p>Film, Musique</text:p>
          </table:table-cell>
          <table:table-cell table:style-name="ce3" office:value-type="string">
            <text:p>Le prix</text:p>
          </table:table-cell>
          <table:table-cell table:style-name="ce3" office:value-type="string">
            <text:p>Non mais je l'utilise quand même.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10-20Mb (1.2Mo-2.4Mo)</text:p>
          </table:table-cell>
          <table:table-cell table:style-name="ce3" office:value-type="string">
            <text:p>Téléchargement direct (Megaupload, Rapidshare...)</text:p>
          </table:table-cell>
          <table:table-cell table:number-columns-repeated="2" table:style-name="ce3" office:value-type="string">
            <text:p>Non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Pas du tout</text:p>
          </table:table-cell>
          <table:table-cell table:style-name="ce3" office:value-type="string">
            <text:p>Trop sévère</text:p>
          </table:table-cell>
          <table:table-cell table:number-columns-repeated="1005"/>
        </table:table-row>
        <table:table-row table:style-name="ro2">
          <table:table-cell table:style-name="ce2" office:value-type="float" office:value="40929.4825115741">
            <text:p>1/21/2012 11:34:49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H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Ne se prononce pas</text:p>
          </table:table-cell>
          <table:table-cell table:style-name="ce3" office:value-type="string">
            <text:p>Un peu chaque mois</text:p>
          </table:table-cell>
          <table:table-cell table:style-name="ce3" office:value-type="string">
            <text:p>Film, Musique, Jeux vidéo, Livres électroniques, Logiciels</text:p>
          </table:table-cell>
          <table:table-cell table:style-name="ce3" office:value-type="string">
            <text:p>Avoir un plus large choix, Le prix, La simplicité d'accès au contenu</text:p>
          </table:table-cell>
          <table:table-cell table:style-name="ce3" office:value-type="string">
            <text:p>Non mais je l'utilise quand même.</text:p>
          </table:table-cell>
          <table:table-cell table:number-columns-repeated="3" table:style-name="ce3" office:value-type="string">
            <text:p>Non</text:p>
          </table:table-cell>
          <table:table-cell table:style-name="ce3" office:value-type="string">
            <text:p>1-10Mb (120Ko-1.2Mo)</text:p>
          </table:table-cell>
          <table:table-cell table:style-name="ce3" office:value-type="string">
            <text:p>Téléchargement direct (Megaupload, Rapidshare...), Streaming</text:p>
          </table:table-cell>
          <table:table-cell table:style-name="ce3" office:value-type="string">
            <text:p>Les deux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Inutile, Liberticide</text:p>
          </table:table-cell>
          <table:table-cell table:number-columns-repeated="1005"/>
        </table:table-row>
        <table:table-row table:style-name="ro4">
          <table:table-cell table:style-name="ce2" office:value-type="float" office:value="40929.7306134259">
            <text:p>1/21/2012 17:32:05</text:p>
          </table:table-cell>
          <table:table-cell table:style-name="ce3" office:value-type="float" office:value="36">
            <text:p>36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Tous les jours</text:p>
          </table:table-cell>
          <table:table-cell table:style-name="ce3" office:value-type="string">
            <text:p>Film, Jeux vidéo, Livres électroniques</text:p>
          </table:table-cell>
          <table:table-cell table:style-name="ce3" office:value-type="string">
            <text:p>Le prix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, j'achète moins souvent dans les magasins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&gt;20Mb (&gt;2.4Mo)</text:p>
          </table:table-cell>
          <table:table-cell table:style-name="ce3" office:value-type="string">
            <text:p>Téléchargement direct (Megaupload, Rapidshare...)</text:p>
          </table:table-cell>
          <table:table-cell table:style-name="ce3" office:value-type="string">
            <text:p>Ça dépend du contenu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Inutile</text:p>
          </table:table-cell>
          <table:table-cell table:number-columns-repeated="1005"/>
        </table:table-row>
        <table:table-row table:style-name="ro2">
          <table:table-cell table:style-name="ce2" office:value-type="float" office:value="40929.7517361111">
            <text:p>1/21/2012 18:02:30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F</text:p>
          </table:table-cell>
          <table:table-cell table:number-columns-repeated="2" table:style-name="ce3" office:value-type="string">
            <text:p>Oui</text:p>
          </table:table-cell>
          <table:table-cell table:style-name="ce3" office:value-type="string">
            <text:p>Un peu chaque semaine</text:p>
          </table:table-cell>
          <table:table-cell table:style-name="ce3" office:value-type="string">
            <text:p>Film</text:p>
          </table:table-cell>
          <table:table-cell table:style-name="ce3" office:value-type="string">
            <text:p>Le prix, La simplicité d'accès au contenu</text:p>
          </table:table-cell>
          <table:table-cell table:style-name="ce3" office:value-type="string">
            <text:p>Oui</text:p>
          </table:table-cell>
          <table:table-cell table:number-columns-repeated="3" table:style-name="ce3" office:value-type="string">
            <text:p>Non</text:p>
          </table:table-cell>
          <table:table-cell table:style-name="ce3" office:value-type="string">
            <text:p>&lt;1Mb (&lt;120Ko)</text:p>
          </table:table-cell>
          <table:table-cell table:style-name="ce3" office:value-type="string">
            <text:p>Téléchargement direct (Megaupload, Rapidshare...), Streaming</text:p>
          </table:table-cell>
          <table:table-cell table:style-name="ce3" office:value-type="string">
            <text:p>Je ne sais pas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Un peu</text:p>
          </table:table-cell>
          <table:table-cell table:style-name="ce3" office:value-type="string">
            <text:p>Je ne sais pas</text:p>
          </table:table-cell>
          <table:table-cell table:number-columns-repeated="1005"/>
        </table:table-row>
        <table:table-row table:style-name="ro1">
          <table:table-cell table:style-name="ce2" office:value-type="float" office:value="40929.7553587963">
            <text:p>1/21/2012 18:07:43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Non</text:p>
          </table:table-cell>
          <table:table-cell table:style-name="ce3" office:value-type="string">
            <text:p>Jamais</text:p>
          </table:table-cell>
          <table:table-cell table:style-name="ce3"/>
          <table:table-cell table:style-name="ce3" office:value-type="string">
            <text:p>Alain si on ne télécharge pas il y a des questions auxquelles on ne devrait pas être obligé de répondre car sinon c'est bidon</text:p>
          </table:table-cell>
          <table:table-cell table:style-name="ce3" office:value-type="string">
            <text:p>Non mais je l'utilise quand même.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Pas totalement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&lt;1Mb (&lt;120Ko)</text:p>
          </table:table-cell>
          <table:table-cell table:style-name="ce3" office:value-type="string">
            <text:p>Téléchargement direct (Megaupload, Rapidshare...)</text:p>
          </table:table-cell>
          <table:table-cell table:number-columns-repeated="2" table:style-name="ce3" office:value-type="string">
            <text:p>Non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Pas du tout</text:p>
          </table:table-cell>
          <table:table-cell table:style-name="ce3" office:value-type="string">
            <text:p>Je ne sais pas</text:p>
          </table:table-cell>
          <table:table-cell table:number-columns-repeated="1005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/>
          <table:table-cell table:style-name="ce4" office:value-type="string">
            <text:p>What do you download  ?</text:p>
          </table:table-cell>
          <table:table-cell office:value-type="string">
            <text:p>Films</text:p>
          </table:table-cell>
          <table:table-cell office:value-type="string">
            <text:p>Video games</text:p>
          </table:table-cell>
          <table:table-cell table:style-name="ce6" office:value-type="string">
            <text:p>ebooks</text:p>
          </table:table-cell>
          <table:table-cell office:value-type="string">
            <text:p>Music</text:p>
          </table:table-cell>
          <table:table-cell office:value-type="string">
            <text:p>Softwares</text:p>
          </table:table-cell>
          <table:table-cell office:value-type="string">
            <text:p>Total</text:p>
            <draw:frame table:end-cell-address="Sheet1.M59" table:end-x="2.132cm" table:end-y="0.074cm" draw:z-index="0" draw:style-name="gr1" svg:width="17.844cm" svg:height="14.137cm" svg:x="0.104cm" svg:y="0.101cm">
              <draw:object draw:notify-on-update-of-ranges="Sheet1.C28:Sheet1.G28 Sheet1.B28:Sheet1.B28 Sheet1.C30:Sheet1.G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" table:formula="of:=([.C29]/[.$H$29])" office:value-type="percentage" office:value="0.941176470588235">
            <text:p>94,12%</text:p>
          </table:table-cell>
          <table:table-cell table:style-name="ce5" table:formula="of:=([.D29]/[.$H$29])" office:value-type="percentage" office:value="0.411764705882353">
            <text:p>41,18%</text:p>
          </table:table-cell>
          <table:table-cell table:style-name="ce5" table:formula="of:=([.E29]/[.$H$29])" office:value-type="percentage" office:value="0.235294117647059">
            <text:p>23,53%</text:p>
          </table:table-cell>
          <table:table-cell table:style-name="ce5" table:formula="of:=([.F29]/[.$H$29])" office:value-type="percentage" office:value="0.764705882352941">
            <text:p>76,47%</text:p>
          </table:table-cell>
          <table:table-cell table:style-name="ce5" table:formula="of:=([.G29]/[.$H$29])" office:value-type="percentage" office:value="0.529411764705882">
            <text:p>52,94%</text:p>
          </table:table-cell>
          <table:table-cell table:style-name="ce5" table:formula="of:=([.H29]/[.$H$29])" office:value-type="percentage" office:value="1">
            <text:p>100,00%</text:p>
          </table:table-cell>
          <table:table-cell table:number-columns-repeated="1016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 who 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People who downlo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>
            <draw:frame table:end-cell-address="Sheet1.T65" table:end-x="0.157cm" table:end-y="0.046cm" draw:z-index="1" draw:style-name="gr1" svg:width="18.549cm" svg:height="13.54cm" svg:x="0.587cm" svg:y="0.213cm">
              <draw:object draw:notify-on-update-of-ranges="Sheet1.B38:Sheet1.B38 Sheet1.C38:Sheet1.D38 Sheet1.B40:Sheet1.B40 Sheet1.C40:Sheet1.D40 Sheet1.B39:Sheet1.B39 Sheet1.C39:Sheet1.D39 Sheet1.B41:Sheet1.B41 Sheet1.C41:Sheet1.D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5">
          <table:table-cell/>
          <table:table-cell office:value-type="string">
            <text:p>People who doesn't downlo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ople who download illegaly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5">
          <table:table-cell/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ople who download legally</text:p>
          </table:table-cell>
          <table:table-cell table:style-name="ce5" table:formula="of:=[.C35]/[.$C$42]" office:value-type="percentage" office:value="0.181818181818182">
            <text:p>18,18%</text:p>
          </table:table-cell>
          <table:table-cell table:style-name="ce5" table:formula="of:=[.D35]/[.$D$42]" office:value-type="percentage" office:value="0.166666666666667">
            <text:p>16,67%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ople who doesn't download</text:p>
          </table:table-cell>
          <table:table-cell table:style-name="ce5" table:formula="of:=[.C36]/[.$C$42]" office:value-type="percentage" office:value="0.0909090909090909">
            <text:p>9,09%</text:p>
          </table:table-cell>
          <table:table-cell table:style-name="ce5" table:formula="of:=[.D36]/[.$D$42]" office:value-type="percentage" office:value="0">
            <text:p>0,00%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ople who download illegally</text:p>
          </table:table-cell>
          <table:table-cell table:style-name="ce5" table:formula="of:=[.C37]/[.$C$42]" office:value-type="percentage" office:value="0.727272727272727">
            <text:p>72,73%</text:p>
          </table:table-cell>
          <table:table-cell table:style-name="ce5" table:formula="of:=[.D37]/[.$D$42]" office:value-type="percentage" office:value="0.833333333333333">
            <text:p>83,33%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5" table:number-rows-repeated="7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F" svg:font-family="" style:font-family-generic="roman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date-style style:name="N12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1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1">
      <number:text-content/>
      <style:map style:condition="value()&gt;=0" style:apply-style-name="N121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/01/2012</text:date>, <text:time>10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1-26T10:23:55</dc:date>
    <meta:print-date>1969-12-31T16:00:00</meta:print-date>
    <dc:creator>Romain RINCE</dc:creator>
    <meta:editing-duration>PT42M58S</meta:editing-duration>
    <meta:editing-cycles>1</meta:editing-cycles>
    <meta:document-statistic meta:table-count="1" meta:cell-count="405" meta:object-count="2"/>
    <meta:generator>LibreOffice/3.3$Linux LibreOffice_project/330m19$Build-3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45cm" svg:height="14.138cm" xlink:href=".." xlink:type="simple" chart:class="chart:bar" chart:style-name="ch1">
        <chart:title svg:x="6.418cm" svg:y="0.418cm" chart:style-name="ch2">
          <text:p>What do you download ?</text:p>
        </chart:title>
        <chart:plot-area chart:style-name="ch3" table:cell-range-address="Sheet1.B28:Sheet1.G28 Sheet1.C30:Sheet1.G30" chart:data-source-has-labels="both" svg:x="0.806cm" svg:y="2.043cm" svg:width="16.327cm" svg:height="11.393cm">
          <chartooo:coordinate-region svg:x="2.406cm" svg:y="2.242cm" svg:width="14.727cm" svg:height="10.547cm"/>
          <chart:axis chart:dimension="x" chart:name="primary-x" chart:style-name="ch4">
            <chart:categories table:cell-range-address="Sheet1.C28:Sheet1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G30" chart:label-cell-address="Sheet1.B28:Sheet1.B2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ms</text:p>
                <draw:g>
                  <svg:desc>Sheet1.C28:Sheet1.G28</svg:desc>
                </draw:g>
              </table:table-cell>
              <table:table-cell office:value-type="string">
                <text:p>Video games</text:p>
              </table:table-cell>
              <table:table-cell office:value-type="string">
                <text:p>ebooks</text:p>
              </table:table-cell>
              <table:table-cell office:value-type="string">
                <text:p>Music</text:p>
              </table:table-cell>
              <table:table-cell office:value-type="string">
                <text:p>Softwares</text:p>
              </table:table-cell>
            </table:table-row>
          </table:table-header-rows>
          <table:table-rows>
            <table:table-row>
              <table:table-cell office:value-type="string">
                <text:p>What do you download  ?</text:p>
                <draw:g>
                  <svg:desc>Sheet1.B28:Sheet1.B28</svg:desc>
                </draw:g>
              </table:table-cell>
              <table:table-cell office:value-type="float" office:value="0.941176470588235">
                <text:p>0.941176470588235</text:p>
                <draw:g>
                  <svg:desc>Sheet1.C30:Sheet1.G30</svg:desc>
                </draw:g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529411764705882">
                <text:p>0.52941176470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5cm" svg:height="13.541cm" xlink:href=".." xlink:type="simple" chart:class="chart:bar" chart:row-mapping="1 0 2" chart:style-name="ch1">
        <chart:legend chart:legend-position="end" svg:x="12.954cm" svg:y="6.842cm" chart:style-name="ch2"/>
        <chart:plot-area chart:style-name="ch3" table:cell-range-address="Sheet1.B38:Sheet1.D41" chart:data-source-has-labels="both" svg:x="0.821cm" svg:y="1.215cm" svg:width="11.627cm" svg:height="11.636cm">
          <chartooo:coordinate-region svg:x="2.421cm" svg:y="1.414cm" svg:width="10.027cm" svg:height="10.79cm"/>
          <chart:axis chart:dimension="x" chart:name="primary-x" chart:style-name="ch4">
            <chart:categories table:cell-range-address="Sheet1.C38:Sheet1.D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0:Sheet1.D40" chart:label-cell-address="Sheet1.B40:Sheet1.B40" chart:class="chart:bar">
            <chart:data-point chart:repeated="2"/>
          </chart:series>
          <chart:series chart:style-name="ch8" chart:values-cell-range-address="Sheet1.C39:Sheet1.D39" chart:label-cell-address="Sheet1.B39:Sheet1.B39" chart:class="chart:bar">
            <chart:data-point chart:repeated="2"/>
          </chart:series>
          <chart:series chart:style-name="ch9" chart:values-cell-range-address="Sheet1.C41:Sheet1.D41" chart:label-cell-address="Sheet1.B41:Sheet1.B4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Sheet1.C38:Sheet1.D38</svg:desc>
                </draw:g>
              </table:table-cell>
              <table:table-cell office:value-type="string">
                <text:p>Women</text:p>
              </table:table-cell>
            </table:table-row>
          </table:table-header-rows>
          <table:table-rows>
            <table:table-row>
              <table:table-cell office:value-type="string">
                <text:p>People who doesn't download</text:p>
                <draw:g>
                  <svg:desc>Sheet1.B40:Sheet1.B40</svg:desc>
                </draw:g>
              </table:table-cell>
              <table:table-cell office:value-type="float" office:value="0.0909090909090909">
                <text:p>0.0909090909090909</text:p>
                <draw:g>
                  <svg:desc>Sheet1.C40:Sheet1.D4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ople who download legally</text:p>
                <draw:g>
                  <svg:desc>Sheet1.B39:Sheet1.B39</svg:desc>
                </draw:g>
              </table:table-cell>
              <table:table-cell office:value-type="float" office:value="0.181818181818182">
                <text:p>0.181818181818182</text:p>
                <draw:g>
                  <svg:desc>Sheet1.C39:Sheet1.D39</svg:desc>
                </draw:g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People who download illegally</text:p>
                <draw:g>
                  <svg:desc>Sheet1.B41:Sheet1.B41</svg:desc>
                </draw:g>
              </table:table-cell>
              <table:table-cell office:value-type="float" office:value="0.727272727272727">
                <text:p>0.727272727272727</text:p>
                <draw:g>
                  <svg:desc>Sheet1.C41:Sheet1.D41</svg:desc>
                </draw:g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